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cord.getOrCreateIndex( NodeId nod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cord.AbstractRecord( NamespaceResolver nsResolver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cord.readNodeTypeDe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Record.readProper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cord.readPathEle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Record.writePathElement( Path .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cord.writeQName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cord.writeNodeTypeDef( NodeTypeDef nt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Record.writeNodeId( NodeId nod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Record.writePath(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cord.readNode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Record.readPa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Record.writePropertyId( PropertyId proper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cord.readQ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